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37cm"/>
    </style:style>
    <style:style style:name="gr5" style:family="graphic">
      <style:graphic-properties style:protect="size"/>
    </style:style>
    <style:style style:name="pr1" style:family="presentation" style:parent-style-name="Predeterminado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custom-shape draw:style-name="gr1" draw:text-style-name="P1" draw:layer="layout" svg:width="4.2cm" svg:height="4cm" svg:x="5.2cm" svg:y="3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706cm" svg:height="3.53cm" svg:x="5.2cm" svg:y="3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494cm" svg:height="0.47cm" svg:x="8.906cm" svg:y="6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059cm" svg:height="3cm" svg:x="3.8cm" svg:y="9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229cm" svg:height="2.648cm" svg:x="3.8cm" svg:y="9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3cm" svg:height="0.352cm" svg:x="10.029cm" svg:y="11.84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6cm" svg:height="0.725cm" svg:x="6.4cm" svg:y="7.275cm">
          <draw:text-box>
            <text:p text:style-name="P2"><text:span text:style-name="T1">x</text:span></text:p>
          </draw:text-box>
        </draw:frame>
        <draw:frame draw:style-name="gr3" draw:text-style-name="P2" draw:layer="layout" svg:width="1.2cm" svg:height="0.725cm" svg:x="8.8cm" svg:y="7.275cm">
          <draw:text-box>
            <text:p text:style-name="P2"><text:span text:style-name="T1">δx</text:span></text:p>
          </draw:text-box>
        </draw:frame>
        <draw:frame draw:style-name="gr2" draw:text-style-name="P2" draw:layer="layout" svg:width="0.6cm" svg:height="0.725cm" svg:x="6.6cm" svg:y="12.4cm">
          <draw:text-box>
            <text:p text:style-name="P2"><text:span text:style-name="T1">x</text:span></text:p>
          </draw:text-box>
        </draw:frame>
        <draw:frame draw:style-name="gr3" draw:text-style-name="P2" draw:layer="layout" svg:width="1.2cm" svg:height="0.725cm" svg:x="9.9cm" svg:y="12.275cm">
          <draw:text-box>
            <text:p text:style-name="P2"><text:span text:style-name="T1">δx</text:span></text:p>
          </draw:text-box>
        </draw:frame>
        <draw:frame draw:style-name="gr4" draw:text-style-name="P2" draw:layer="layout" svg:width="0.6cm" svg:height="1.675cm" svg:x="11cm" svg:y="10.2cm">
          <draw:text-box>
            <text:p text:style-name="P2"><text:span text:style-name="T1">y</text:span></text:p>
          </draw:text-box>
        </draw:frame>
        <draw:frame draw:style-name="gr3" draw:text-style-name="P2" draw:layer="layout" svg:width="1.2cm" svg:height="0.725cm" svg:x="10.859cm" svg:y="11.675cm">
          <draw:text-box>
            <text:p text:style-name="P2"><text:span text:style-name="T1">δy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e </meta:initial-creator>
    <meta:creation-date>2013-07-28T22:44:44</meta:creation-date>
    <meta:editing-duration>PT5M39S</meta:editing-duration>
    <meta:editing-cycles>2</meta:editing-cycles>
    <dc:date>2013-07-28T22:50:21</dc:date>
    <dc:creator>jose </dc:creator>
    <meta:document-statistic meta:object-count="35"/>
    <meta:generator>LibreOffice/3.4$Linux LibreOffice_project/340m1$Build-602</meta:generator>
  </office:meta>
</office:document-meta>
</file>